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 text:style-name="Heading_20_1">Legal Swarms and Civic Shields: How GroupBuild Adapts to the New Judicial Reality</text:h>
      <text:p text:style-name="Body_20_Text">Date: June 29, 2025</text:p>
      <text:p text:style-name="Body_20_Text">Author: Strategic Advisory Unit</text:p>
      <text:p text:style-name="Body_20_Text">Audience: GroupBuild Product &amp; Marketing Teams</text:p>
      <text:p text:style-name="Body_20_Text"> </text:p>
      <text:h text:outline-level="1" text:style-name="Heading_20_1">1. Executive Summary</text:h>
      <text:p text:style-name="Body_20_Text">The June 2025 Supreme Court ruling in Trump v. CASA marks a seismic shift: unjust executive actions can now go unchallenged—unless everyday people organize locally and act fast. GroupBuild was built for moments like this. This document lays out how our platform will evolve to ensure that no region, no community, and no citizen is left without a legal path to push back.</text:p>
      <text:h text:outline-level="1" text:style-name="Heading_20_1">2. Changed Legal Environment: Risks and Realities</text:h>
      <text:p text:style-name="Body_20_Text">- Lower courts may no longer issue blanket injunctions against unconstitutional executive orders.
- Legal remedies must be pursued at the local level or via named plaintiffs in multi-district filings.
- Municipalities, counties, and state officials will now play a larger role in protecting civil rights.</text:p>
      <text:h text:outline-level="1" text:style-name="Heading_20_1">2a. What GroupBuild Users Are Facing Now</text:h>
      <text:p text:style-name="Body_20_Text">You live in a city where an unconstitutional executive order just went into effect.
Your school board, city council, or mayor hasn’t challenged it.
You can’t find a lawyer, and no national group has launched a lawsuit on your behalf.
This is the new reality. GroupBuild is your blueprint for turning isolation into coordination, and frustration into strategy.</text:p>
      <text:h text:outline-level="1" text:style-name="Heading_20_1">3. Features to Highlight in Future Marketing</text:h>
      <text:p text:style-name="Body_20_Text">3.1. Localized Organizing Capabilities</text:p>
      <text:p text:style-name="Body_20_Text">GroupBuild's location-based organizing should be prominently marketed as a way to build region-specific legal standing.
“Start a Chapter in Your City” should be reframed as “Protect Your Region from Executive Overreach.”</text:p>
      <text:p text:style-name="Body_20_Text">3.2. Stakeholder Verification Tools</text:p>
      <text:p text:style-name="Body_20_Text">Verified members can be recognized as potential plaintiffs, municipal influencers, or policy witnesses.
Marketing should stress: “Verified membership isn’t just for reputation—it’s for legal action.”</text:p>
      <text:p text:style-name="Body_20_Text">3.3. Decentralized Strategy Sync</text:p>
      <text:p text:style-name="Body_20_Text">GroupBuild’s ability to coordinate parallel local actions now confers strategic legal advantage.
Promote templates for class-action formation, public declarations, and synchronized city campaigns.</text:p>
      <text:p text:style-name="Body_20_Text">3.4. GroupBuild as a Legal Signal Amplifier</text:p>
      <text:p text:style-name="Body_20_Text">Position GroupBuild as a tool that helps lawyers identify regions of likely success for legal action, by revealing where public will is already organized.</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Heading_20_1" style:family="paragraph" style:display-name="Heading 1">
      <style:text-properties fo:font-size="16pt" fo:font-weight="bold"/>
    </style:style>
    <style:style style:name="Body_20_Text" style:family="paragraph" style:display-name="Body Text">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